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_20_Spacing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plans:</text:p>
      <text:p text:style-name="No_20_Spacing">Make a matrix comparison function</text:p>
      <text:p text:style-name="No_20_Spacing">Order the OMPLA stuff by chemical distance</text:p>
      <text:p text:style-name="No_20_Spacing">Calculate moment directions for each one</text:p>
      <text:p text:style-name="No_20_Spacing">Look at the results</text:p>
      <text:p text:style-name="No_20_Spacing"/>
      <text:p text:style-name="No_20_Spacing">Coding refinements:</text:p>
      <text:p text:style-name="No_20_Spacing">Matrix besides identity matrix</text:p>
      <text:p text:style-name="No_20_Spacing">Extend to do it on all proteins, not just OMPLA</text:p>
      <text:p text:style-name="No_20_Spacing">Change center to deal with gaps</text:p>
      <text:p text:style-name="No_20_Spacing">Think hard about how to deal with gaps</text:p>
      <text:p text:style-name="No_20_Spacing">Learn to make the right kind of plot on Excel</text:p>
      <text:p text:style-name="No_20_Spacing">Write averaging function to fill in for cysteines, threonines, and methionines</text:p>
      <text:p text:style-name="No_20_Spacing">Modern centers and selections</text:p>
      <text:p text:style-name="No_20_Spacing"/>
      <text:p text:style-name="No_20_Spacing"/>
      <text:p text:style-name="No_20_Spacing">Knowing plans:<text:line-break/>Look at what cutoff distances give what amount of gaps, and where the gaps are</text:p>
      <text:p text:style-name="No_20_Spacing">Assumption of similar structure: look at structure deviation between related beta barrel structures in the protein data bank</text:p>
      <text:p text:style-name="No_20_Spacing"/>
      <text:p text:style-name="No_20_Spacing">Knowing refinements:</text:p>
      <text:p text:style-name="No_20_Spacing">Look up measures of realisticness of predicted struc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301</meta:generator>
    <meta:initial-creator>Nanda Lab</meta:initial-creator>
    <meta:creation-date>2012-01-27T19:04:00Z</meta:creation-date>
    <dc:date>2012-02-01T12:07:10.17</dc:date>
    <meta:editing-cycles>5</meta:editing-cycles>
    <meta:editing-duration>PT1H30M</meta:editing-duration>
    <meta:document-statistic meta:table-count="0" meta:image-count="0" meta:object-count="0" meta:page-count="1" meta:paragraph-count="17" meta:word-count="124" meta:character-count="758"/>
    <meta:template xlink:type="simple" xlink:actuate="onRequest" xlink:title="" xlink:href="Normal"/>
  </office:meta>
</office:document-meta>
</file>